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5.9972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3772in"/>
    </style:style>
    <style:style style:name="co12" style:family="table-column">
      <style:table-column-properties fo:break-before="auto" style:column-width="0.7929in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9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header-rows>
          <table:table-row table:style-name="ro2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4-05-07T10:09:44.855" calcext:value-type="date">
            <text:p>05/07/2024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Flip (mirror) bubble not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EB</text:p>
          </table:table-cell>
          <table:table-cell table:style-name="ce2" office:value-type="string" calcext:value-type="string">
            <text:p>Edit bubble note including automatic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7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7" table:number-rows-repeated="1048171">
          <table:table-cell table:number-columns-repeated="1020"/>
        </table:table-row>
        <table:table-row table:style-name="ro8" table:number-rows-repeated="44">
          <table:table-cell table:number-columns-repeated="1020"/>
        </table:table-row>
        <table:table-row table:style-name="ro8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9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60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number:min-decimal-places="1" number:min-integer-digits="1" number:grouping="true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date-style style:name="N157">
      <number:month number:style="long"/>
      <number:text>/</number:text>
      <number:day number:style="long"/>
      <number:text>/</number:text>
      <number:year number:style="long"/>
      <style:map style:condition="value()&lt;36526" style:apply-style-name="N157P0"/>
    </number:date-style>
    <number:percentage-style style:name="N15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4-05-07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4-05-07">00/00/0000</text:date></text:span></text:p>
        </style:region-left>
      </style:header-left>
      <style:header-first style:display="false"/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m Haws</meta:initial-creator>
    <dc:date>2024-05-07T10:11:06.111000000</dc:date>
    <meta:editing-duration>P4DT22H12M48S</meta:editing-duration>
    <meta:editing-cycles>40</meta:editing-cycles>
    <meta:generator>LibreOffice/24.2.2.2$Windows_X86_64 LibreOffice_project/d56cc158d8a96260b836f100ef4b4ef25d6f1a01</meta:generator>
    <dc:creator>Tom Haws</dc:creator>
    <meta:document-statistic meta:table-count="4" meta:cell-count="2643" meta:object-count="0"/>
  </office:meta>
</office:document-meta>
</file>